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F0000015DAC3292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607cm" svg:height="9.231cm" svg:x="10.751cm" svg:y="93.52cm">
          <draw:image xlink:href="Pictures/10000001000005FF0000015DAC3292D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34:41.913847140</meta:creation-date>
    <dc:date>2024-02-15T14:47:44.720038738</dc:date>
    <meta:editing-duration>PT42M12S</meta:editing-duration>
    <meta:editing-cycles>2</meta:editing-cycles>
    <meta:generator>LibreOffice/24.2.0.3$Linux_X86_64 LibreOffice_project/420$Build-3</meta:generator>
    <meta:document-statistic meta:object-count="1"/>
  </office:meta>
</office:document-meta>
</file>